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ee6ef" fo:border="0.74pt solid #000000"/>
    </style:style>
    <style:style style:name="ce3" style:family="table-cell" style:parent-style-name="Default">
      <style:table-cell-properties fo:background-color="#ff7b59" fo:border="0.74pt solid #000000"/>
    </style:style>
    <style:style style:name="ce4" style:family="table-cell" style:parent-style-name="Default">
      <style:table-cell-properties fo:background-color="#dde8cb" fo:border="0.74pt solid #000000"/>
    </style:style>
    <style:style style:name="ce5" style:family="table-cell" style:parent-style-name="Default">
      <style:table-cell-properties fo:background-color="#ffff6d" fo:border="0.74pt solid #000000"/>
    </style:style>
    <style:style style:name="ce6" style:family="table-cell" style:parent-style-name="Default" style:data-style-name="N0"/>
    <style:style style:name="ce20" style:family="table-cell" style:parent-style-name="Default" style:data-style-name="N0">
      <style:table-cell-properties fo:background-color="#ff5429"/>
    </style:style>
    <style:style style:name="ce21" style:family="table-cell" style:parent-style-name="Default">
      <style:table-cell-properties fo:background-color="#ff5429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d4c05"/>
    </style:style>
    <style:style style:name="ce27" style:family="table-cell" style:parent-style-name="Default">
      <style:table-cell-properties fo:background-color="#ff4000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SimSu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1pt" style:font-name-asian="Microsoft YaHei" style:font-name-complex="Arial" style:font-size-asian="11pt" style:font-size-complex="11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tart Holder</text:p>
          </table:table-cell>
          <table:table-cell office:value-type="string" calcext:value-type="string">
            <text:p>Story Change</text:p>
          </table:table-cell>
          <table:table-cell office:value-type="string" calcext:value-type="string">
            <text:p>Decision Change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table:style-name="ce7" office:value-type="string" calcext:value-type="string">
            <text:p>Playable</text:p>
          </table:table-cell>
          <table:table-cell/>
          <table:table-cell table:style-name="ce7" office:value-type="string" calcext:value-type="string">
            <text:p>NPC</text:p>
          </table:table-cell>
          <table:table-cell/>
        </table:table-row>
        <table:table-row table:style-name="ro2">
          <table:table-cell table:style-name="ce2" office:value-type="string" calcext:value-type="string">
            <text:p>King</text:p>
          </table:table-cell>
          <table:table-cell table:formula="of:=[.H2]" office:value-type="string" office:string-value="Vars Karsiladan" calcext:value-type="string">
            <text:p>Vars Karsiladan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style-name="ce8" office:value-type="string" calcext:value-type="string">
            <text:p><text:span text:style-name="T1">Vars </text:span><text:span text:style-name="T2">Karsiladan</text:span></text:p>
          </table:table-cell>
          <table:table-cell office:value-type="string" calcext:value-type="string">
            <text:p>Lestrius Maeranos</text:p>
          </table:table-cell>
          <table:table-cell office:value-type="string" calcext:value-type="string">
            <text:p>Vurus Akamanes</text:p>
          </table:table-cell>
          <table:table-cell office:value-type="string" calcext:value-type="string">
            <text:p>Commander</text:p>
          </table:table-cell>
        </table:table-row>
        <table:table-row table:style-name="ro3">
          <table:table-cell table:style-name="ce2" office:value-type="string" calcext:value-type="string">
            <text:p>Queen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H13]" office:value-type="string" office:string-value="Nayedien" calcext:value-type="string">
            <text:p>Nayedien</text:p>
          </table:table-cell>
          <table:table-cell office:value-type="string" calcext:value-type="string">
            <text:p>Part A Change before chapter 3</text:p>
          </table:table-cell>
          <table:table-cell table:number-columns-repeated="2"/>
          <table:table-cell table:style-name="ce8" office:value-type="string" calcext:value-type="string">
            <text:p>Vraesier</text:p>
          </table:table-cell>
          <table:table-cell/>
          <table:table-cell office:value-type="string" calcext:value-type="string">
            <text:p>Amunsa</text:p>
          </table:table-cell>
          <table:table-cell/>
        </table:table-row>
        <table:table-row table:style-name="ro3">
          <table:table-cell table:style-name="ce2" office:value-type="string" calcext:value-type="string">
            <text:p>Regent</text:p>
          </table:table-cell>
          <table:table-cell table:formula="of:=[.G2]" office:value-type="string" office:string-value="NULL" calcext:value-type="string">
            <text:p>NULL</text:p>
          </table:table-cell>
          <table:table-cell/>
          <table:table-cell table:formula="of:=[.G2]" office:value-type="string" office:string-value="NULL" calcext:value-type="string">
            <text:p>NULL</text:p>
          </table:table-cell>
          <table:table-cell table:number-columns-repeated="3"/>
          <table:table-cell table:style-name="ce8" office:value-type="string" calcext:value-type="string">
            <text:p>Orsanoas</text:p>
          </table:table-cell>
          <table:table-cell/>
          <table:table-cell office:value-type="string" calcext:value-type="string">
            <text:p>Duhon</text:p>
          </table:table-cell>
          <table:table-cell/>
        </table:table-row>
        <table:table-row table:style-name="ro3">
          <table:table-cell table:style-name="ce3" office:value-type="string" calcext:value-type="string">
            <text:p>Grand Marshall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Supreme commander, Path B Change chapter 3</text:p>
          </table:table-cell>
          <table:table-cell table:number-columns-repeated="2"/>
          <table:table-cell table:style-name="ce8" office:value-type="string" calcext:value-type="string">
            <text:p>Minara</text:p>
          </table:table-cell>
          <table:table-cell/>
          <table:table-cell office:value-type="string" calcext:value-type="string">
            <text:p>Sasinola</text:p>
          </table:table-cell>
          <table:table-cell/>
        </table:table-row>
        <table:table-row table:style-name="ro3">
          <table:table-cell table:style-name="ce3" office:value-type="string" calcext:value-type="string">
            <text:p>Knight Marshall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/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Maintain king court order</text:p>
          </table:table-cell>
          <table:table-cell table:number-columns-repeated="2"/>
          <table:table-cell table:style-name="ce8" office:value-type="string" calcext:value-type="string">
            <text:p>Rodhinbar</text:p>
          </table:table-cell>
          <table:table-cell/>
          <table:table-cell office:value-type="string" calcext:value-type="string">
            <text:p>Lisha</text:p>
          </table:table-cell>
          <table:table-cell/>
        </table:table-row>
        <table:table-row table:style-name="ro3">
          <table:table-cell table:style-name="ce3" office:value-type="string" calcext:value-type="string">
            <text:p>Chief Strategist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Path B Change chapter 3</text:p>
          </table:table-cell>
          <table:table-cell table:number-columns-repeated="2"/>
          <table:table-cell table:style-name="ce11" office:value-type="string" calcext:value-type="string">
            <text:p>Pasgelo</text:p>
          </table:table-cell>
          <table:table-cell/>
          <table:table-cell office:value-type="string" calcext:value-type="string">
            <text:p>Kapuni</text:p>
          </table:table-cell>
          <table:table-cell/>
        </table:table-row>
        <table:table-row table:style-name="ro3">
          <table:table-cell table:style-name="ce3" office:value-type="string" calcext:value-type="string">
            <text:p>Royal Champion</text:p>
          </table:table-cell>
          <table:table-cell table:formula="of:=[.H2]" office:value-type="string" office:string-value="Vars Karsiladan" calcext:value-type="string">
            <text:p>Vars Karsiladan</text:p>
          </table:table-cell>
          <table:table-cell/>
          <table:table-cell table:formula="of:=[.H4]" office:value-type="string" office:string-value="Orsanoas" calcext:value-type="string">
            <text:p>Orsanoas</text:p>
          </table:table-cell>
          <table:table-cell office:value-type="string" calcext:value-type="string">
            <text:p>Path A Change chapter 3</text:p>
          </table:table-cell>
          <table:table-cell table:number-columns-repeated="2"/>
          <table:table-cell table:style-name="ce8" office:value-type="string" calcext:value-type="string">
            <text:p>Iri Kada Whe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King of arms</text:p>
          </table:table-cell>
          <table:table-cell table:style-name="ce6" table:formula="of:=[.J18]" office:value-type="string" office:string-value="Severn Turneose" calcext:value-type="string">
            <text:p>Severn Turneose</text:p>
          </table:table-cell>
          <table:table-cell table:number-columns-repeated="5"/>
          <table:table-cell table:style-name="ce8" office:value-type="string" calcext:value-type="string">
            <text:p>Elmaliern</text:p>
          </table:table-cell>
          <table:table-cell/>
          <table:table-cell office:value-type="string" calcext:value-type="string">
            <text:p>Monnirl Maaeir</text:p>
          </table:table-cell>
          <table:table-cell/>
        </table:table-row>
        <table:table-row table:style-name="ro4">
          <table:table-cell table:style-name="ce3" office:value-type="string" calcext:value-type="string">
            <text:p>Provost Marshall</text:p>
          </table:table-cell>
          <table:table-cell table:formula="of:=[.J19]" office:value-type="string" office:string-value="Picrieas Verltes" calcext:value-type="string">
            <text:p>Picrieas Verltes</text:p>
          </table:table-cell>
          <table:table-cell table:number-columns-repeated="5"/>
          <table:table-cell table:style-name="ce9" office:value-type="string" calcext:value-type="string">
            <text:p>Bauqah</text:p>
          </table:table-cell>
          <table:table-cell/>
          <table:table-cell table:style-name="ce12" office:value-type="string" calcext:value-type="string">
            <text:p>Enshomair Aebaredy</text:p>
          </table:table-cell>
          <table:table-cell/>
        </table:table-row>
        <table:table-row table:style-name="ro3">
          <table:table-cell table:style-name="ce3" office:value-type="string" calcext:value-type="string">
            <text:p>Vice Marshall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 table:number-columns-repeated="5"/>
          <table:table-cell table:style-name="ce8" office:value-type="string" calcext:value-type="string">
            <text:p>Yuawies</text:p>
          </table:table-cell>
          <table:table-cell/>
          <table:table-cell office:value-type="string" calcext:value-type="string">
            <text:p>Dashisi</text:p>
          </table:table-cell>
          <table:table-cell/>
        </table:table-row>
        <table:table-row table:style-name="ro3">
          <table:table-cell table:style-name="ce3" office:value-type="string" calcext:value-type="string">
            <text:p>Hound Keeper</text:p>
          </table:table-cell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=</text:p>
          </table:table-cell>
          <table:table-cell table:formula="of:=[.H22]" office:value-type="string" office:string-value="Bigta" calcext:value-type="string">
            <text:p>Bigta</text:p>
          </table:table-cell>
          <table:table-cell office:value-type="string" calcext:value-type="string">
            <text:p>Change chapter 1 (story ch 2)</text:p>
          </table:table-cell>
          <table:table-cell table:number-columns-repeated="2"/>
          <table:table-cell table:style-name="ce8" office:value-type="string" calcext:value-type="string">
            <text:p>Duskuksa</text:p>
          </table:table-cell>
          <table:table-cell/>
          <table:table-cell office:value-type="string" calcext:value-type="string">
            <text:p>Brother Micorte Marstos</text:p>
          </table:table-cell>
          <table:table-cell/>
        </table:table-row>
        <table:table-row table:style-name="ro3">
          <table:table-cell table:style-name="ce3" office:value-type="string" calcext:value-type="string">
            <text:p>Protector of West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/>
          <table:table-cell office:value-type="string" calcext:value-type="string">
            <text:p>Path B Change chapter 3</text:p>
          </table:table-cell>
          <table:table-cell table:number-columns-repeated="2"/>
          <table:table-cell table:style-name="ce10" office:value-type="string" calcext:value-type="string">
            <text:p>Nayedien</text:p>
          </table:table-cell>
          <table:table-cell/>
          <table:table-cell office:value-type="string" calcext:value-type="string">
            <text:p>Knedhel Akamanes</text:p>
          </table:table-cell>
          <table:table-cell/>
        </table:table-row>
        <table:table-row table:style-name="ro3">
          <table:table-cell table:style-name="ce3" office:value-type="string" calcext:value-type="string">
            <text:p>Protector of East</text:p>
          </table:table-cell>
          <table:table-cell table:style-name="ce20" table:formula="of:=[.J25]" office:value-type="string" office:string-value="Solhatar Volus" calcext:value-type="string">
            <text:p>Solhatar Volus</text:p>
          </table:table-cell>
          <table:table-cell table:number-columns-repeated="5"/>
          <table:table-cell table:style-name="ce8" office:value-type="string" calcext:value-type="string">
            <text:p>Laguasangte</text:p>
          </table:table-cell>
          <table:table-cell/>
          <table:table-cell office:value-type="string" calcext:value-type="string">
            <text:p>Serlon Masrtos</text:p>
          </table:table-cell>
          <table:table-cell/>
        </table:table-row>
        <table:table-row table:style-name="ro1">
          <table:table-cell table:style-name="ce3" office:value-type="string" calcext:value-type="string">
            <text:p>Protector of North</text:p>
          </table:table-cell>
          <table:table-cell table:formula="of:=[.J10]" office:value-type="string" office:string-value="Enshomair Aebaredy" calcext:value-type="string">
            <text:p>Enshomair Aebaredy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5"/>
          <table:table-cell office:value-type="string" calcext:value-type="string">
            <text:p>Luriel Masrtes</text:p>
          </table:table-cell>
          <table:table-cell/>
        </table:table-row>
        <table:table-row table:style-name="ro1">
          <table:table-cell table:style-name="ce3" office:value-type="string" calcext:value-type="string">
            <text:p>Protector of South</text:p>
          </table:table-cell>
          <table:table-cell table:style-name="ce20" table:formula="of:=[.J21]" office:value-type="string" office:string-value="Kervos Lohes" calcext:value-type="string">
            <text:p>Kervos Lohes</text:p>
          </table:table-cell>
          <table:table-cell table:number-columns-repeated="7"/>
          <table:table-cell office:value-type="string" calcext:value-type="string">
            <text:p>Rudehst Nocvius</text:p>
          </table:table-cell>
          <table:table-cell/>
        </table:table-row>
        <table:table-row table:style-name="ro1">
          <table:table-cell table:style-name="ce4" office:value-type="string" calcext:value-type="string">
            <text:p>Lord Chamberlain</text:p>
          </table:table-cell>
          <table:table-cell table:style-name="ce6" table:formula="of:=[.J14]" office:value-type="string" office:string-value="Serlon Masrtos" calcext:value-type="string">
            <text:p>Serlon Masrtos</text:p>
          </table:table-cell>
          <table:table-cell table:number-columns-repeated="2"/>
          <table:table-cell office:value-type="string" calcext:value-type="string">
            <text:p>Also serve as lord treasurer</text:p>
          </table:table-cell>
          <table:table-cell table:number-columns-repeated="4"/>
          <table:table-cell office:value-type="string" calcext:value-type="string">
            <text:p>Peurrus Oitese</text:p>
          </table:table-cell>
          <table:table-cell/>
        </table:table-row>
        <table:table-row table:style-name="ro1">
          <table:table-cell table:style-name="ce4" office:value-type="string" calcext:value-type="string">
            <text:p>Confidant</text:p>
          </table:table-cell>
          <table:table-cell table:formula="of:=[.H13]" office:value-type="string" office:string-value="Nayedien" calcext:value-type="string">
            <text:p>Nayedien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5"/>
          <table:table-cell office:value-type="string" calcext:value-type="string">
            <text:p>Severn Turneose</text:p>
          </table:table-cell>
          <table:table-cell/>
        </table:table-row>
        <table:table-row table:style-name="ro1">
          <table:table-cell table:style-name="ce4" office:value-type="string" calcext:value-type="string">
            <text:p>Cup Bearer</text:p>
          </table:table-cell>
          <table:table-cell table:formula="of:=[.H13]" office:value-type="string" office:string-value="Nayedien" calcext:value-type="string">
            <text:p>Nayedien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6"/>
          <table:table-cell office:value-type="string" calcext:value-type="string">
            <text:p>Picrieas Verltes</text:p>
          </table:table-cell>
          <table:table-cell/>
        </table:table-row>
        <table:table-row table:style-name="ro1">
          <table:table-cell table:style-name="ce4" office:value-type="string" calcext:value-type="string">
            <text:p>Chief Scholar</text:p>
          </table:table-cell>
          <table:table-cell table:formula="of:=[.J12]" office:value-type="string" office:string-value="Brother Micorte Marstos" calcext:value-type="string">
            <text:p>Brother Micorte Marstos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H46]" office:value-type="string" office:string-value="Little Boy" calcext:value-type="string">
            <text:p>Little Boy</text:p>
          </table:table-cell>
          <table:table-cell office:value-type="string" calcext:value-type="string">
            <text:p>Change chapter 4</text:p>
          </table:table-cell>
          <table:table-cell table:number-columns-repeated="4"/>
          <table:table-cell table:style-name="ce13" office:value-type="string" calcext:value-type="string">
            <text:p>Velmidas Lohes</text:p>
          </table:table-cell>
          <table:table-cell/>
        </table:table-row>
        <table:table-row table:style-name="ro1">
          <table:table-cell table:style-name="ce4" office:value-type="string" calcext:value-type="string">
            <text:p>Vice Chamberlain</text:p>
          </table:table-cell>
          <table:table-cell table:style-name="ce6" table:formula="of:=[.J15]" office:value-type="string" office:string-value="Luriel Masrtes" calcext:value-type="string">
            <text:p>Luriel Masrtes</text:p>
          </table:table-cell>
          <table:table-cell table:number-columns-repeated="5"/>
          <table:table-cell table:style-name="ce7" office:value-type="string" calcext:value-type="string">
            <text:p>Boss</text:p>
          </table:table-cell>
          <table:table-cell/>
          <table:table-cell table:style-name="ce13" office:value-type="string" calcext:value-type="string">
            <text:p>Kervos Lohes</text:p>
          </table:table-cell>
          <table:table-cell/>
        </table:table-row>
        <table:table-row table:style-name="ro1">
          <table:table-cell table:style-name="ce4" office:value-type="string" calcext:value-type="string">
            <text:p>Seneschal</text:p>
          </table:table-cell>
          <table:table-cell table:style-name="ce6" table:formula="of:=[.J14]" office:value-type="string" office:string-value="Serlon Masrtos" calcext:value-type="string">
            <text:p>Serlon Masrtos</text:p>
          </table:table-cell>
          <table:table-cell table:number-columns-repeated="5"/>
          <table:table-cell office:value-type="string" calcext:value-type="string">
            <text:p>Bigta</text:p>
          </table:table-cell>
          <table:table-cell/>
          <table:table-cell table:style-name="ce13" office:value-type="string" calcext:value-type="string">
            <text:p><text:span text:style-name="T3">Hermanos</text:span> Vorehmus</text:p>
          </table:table-cell>
          <table:table-cell/>
        </table:table-row>
        <table:table-row table:style-name="ro1">
          <table:table-cell table:style-name="ce4" office:value-type="string" calcext:value-type="string">
            <text:p>Flower Keeper</text:p>
          </table:table-cell>
          <table:table-cell table:style-name="ce6" table:formula="of:=[.J16]" office:value-type="string" office:string-value="Rudehst Nocvius" calcext:value-type="string">
            <text:p>Rudehst Nocvius</text:p>
          </table:table-cell>
          <table:table-cell table:number-columns-repeated="5"/>
          <table:table-cell office:value-type="string" calcext:value-type="string">
            <text:p>Adaqua</text:p>
          </table:table-cell>
          <table:table-cell/>
          <table:table-cell table:style-name="ce13" office:value-type="string" calcext:value-type="string">
            <text:p>Merlaros Vorehmus</text:p>
          </table:table-cell>
          <table:table-cell/>
        </table:table-row>
        <table:table-row table:style-name="ro3">
          <table:table-cell table:style-name="ce4" office:value-type="string" calcext:value-type="string">
            <text:p>Court Historian</text:p>
          </table:table-cell>
          <table:table-cell table:formula="of:=[.J12]" office:value-type="string" office:string-value="Brother Micorte Marstos" calcext:value-type="string">
            <text:p>Brother Micorte Marstos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3"/>
          <table:table-cell table:style-name="ce11" office:value-type="string" calcext:value-type="string">
            <text:p>Armina</text:p>
          </table:table-cell>
          <table:table-cell/>
          <table:table-cell table:style-name="ce13" office:value-type="string" calcext:value-type="string">
            <text:p>Viskes Lodehes</text:p>
          </table:table-cell>
          <table:table-cell/>
        </table:table-row>
        <table:table-row table:style-name="ro1">
          <table:table-cell table:style-name="ce4" office:value-type="string" calcext:value-type="string">
            <text:p>Court Jester</text:p>
          </table:table-cell>
          <table:table-cell table:formula="of:=[.J11]" office:value-type="string" office:string-value="Dashisi" calcext:value-type="string">
            <text:p>Dashisi</text:p>
          </table:table-cell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office:value-type="string" calcext:value-type="string">
            <text:p>Pao La Sin</text:p>
          </table:table-cell>
          <table:table-cell/>
          <table:table-cell table:style-name="ce13" office:value-type="string" calcext:value-type="string">
            <text:p>Solhatar Volus</text:p>
          </table:table-cell>
          <table:table-cell/>
        </table:table-row>
        <table:table-row table:style-name="ro1">
          <table:table-cell table:style-name="ce4" office:value-type="string" calcext:value-type="string">
            <text:p>Court Musician</text:p>
          </table:table-cell>
          <table:table-cell table:formula="of:=[.J7]" office:value-type="string" office:string-value="Kapuni" calcext:value-type="string">
            <text:p>Kapuni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3"/>
          <table:table-cell office:value-type="string" calcext:value-type="string">
            <text:p>Entium</text:p>
          </table:table-cell>
          <table:table-cell/>
          <table:table-cell table:style-name="ce13" office:value-type="string" calcext:value-type="string">
            <text:p>Elghest Lostrer</text:p>
          </table:table-cell>
          <table:table-cell/>
        </table:table-row>
        <table:table-row table:style-name="ro1">
          <table:table-cell table:style-name="ce4" office:value-type="string" calcext:value-type="string">
            <text:p>Master of Ceremonies</text:p>
          </table:table-cell>
          <table:table-cell table:formula="of:=[.J7]" office:value-type="string" office:string-value="Kapuni" calcext:value-type="string">
            <text:p>Kapuni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5"/>
          <table:table-cell office:value-type="string" calcext:value-type="string">
            <text:p>Sihest</text:p>
          </table:table-cell>
          <table:table-cell/>
        </table:table-row>
        <table:table-row table:style-name="ro1">
          <table:table-cell table:style-name="ce4" office:value-type="string" calcext:value-type="string">
            <text:p>Health Keeper</text:p>
          </table:table-cell>
          <table:table-cell table:style-name="ce6" table:formula="of:=[.J17]" office:value-type="string" office:string-value="Peurrus Oitese" calcext:value-type="string">
            <text:p>Peurrus Oitese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5"/>
          <table:table-cell office:value-type="string" calcext:value-type="string">
            <text:p>Aerlnarn</text:p>
          </table:table-cell>
          <table:table-cell/>
        </table:table-row>
        <table:table-row table:style-name="ro1">
          <table:table-cell table:style-name="ce4" office:value-type="string" calcext:value-type="string">
            <text:p>Master of Ride</text:p>
          </table:table-cell>
          <table:table-cell table:style-name="ce20" table:formula="of:=[.J23]" office:value-type="string" office:string-value="Merlaros Vorehmus" calcext:value-type="string">
            <text:p>Merlaros Vorehmus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H26]" office:value-type="string" office:string-value="Entium" calcext:value-type="string">
            <text:p>Entium</text:p>
          </table:table-cell>
          <table:table-cell office:value-type="string" calcext:value-type="string">
            <text:p>Change chapter 2</text:p>
          </table:table-cell>
          <table:table-cell table:number-columns-repeated="4"/>
          <table:table-cell office:value-type="string" calcext:value-type="string">
            <text:p>Ruvaedien</text:p>
          </table:table-cell>
          <table:table-cell/>
        </table:table-row>
        <table:table-row table:style-name="ro1">
          <table:table-cell table:style-name="ce4" office:value-type="string" calcext:value-type="string">
            <text:p>Court Herald</text:p>
          </table:table-cell>
          <table:table-cell table:style-name="ce20" table:formula="of:=[.J22]" office:value-type="string" office:string-value="Hermanos Vorehmus" calcext:value-type="string">
            <text:p>Hermanos Vorehmus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H25]" office:value-type="string" office:string-value="Pao La Sin" calcext:value-type="string">
            <text:p>Pao La Sin</text:p>
          </table:table-cell>
          <table:table-cell office:value-type="string" calcext:value-type="string">
            <text:p>Change chapter 1</text:p>
          </table:table-cell>
          <table:table-cell table:number-columns-repeated="4"/>
          <table:table-cell office:value-type="string" calcext:value-type="string">
            <text:p>Nalidai</text:p>
          </table:table-cell>
          <table:table-cell/>
        </table:table-row>
        <table:table-row table:style-name="ro1">
          <table:table-cell table:style-name="ce4" office:value-type="string" calcext:value-type="string">
            <text:p>Head Chef</text:p>
          </table:table-cell>
          <table:table-cell table:style-name="ce6" table:formula="of:=[.J27]" office:value-type="string" office:string-value="Sihest" calcext:value-type="string">
            <text:p>Sihest</text:p>
          </table:table-cell>
          <table:table-cell/>
          <table:table-cell office:value-type="string" calcext:value-type="string">
            <text:p>NULL</text:p>
          </table:table-cell>
          <table:table-cell table:number-columns-repeated="5"/>
          <table:table-cell table:style-name="ce27" office:value-type="string" calcext:value-type="string">
            <text:p>Maelsen Lostrer</text:p>
          </table:table-cell>
          <table:table-cell/>
        </table:table-row>
        <table:table-row table:style-name="ro1">
          <table:table-cell table:style-name="ce4" office:value-type="string" calcext:value-type="string">
            <text:p>Head Servant</text:p>
          </table:table-cell>
          <table:table-cell table:formula="of:=[.J28]" office:value-type="string" office:string-value="Aerlnarn" calcext:value-type="string">
            <text:p>Aerlnarn</text:p>
          </table:table-cell>
          <table:table-cell table:number-columns-repeated="7"/>
          <table:table-cell table:style-name="ce27" office:value-type="string" calcext:value-type="string">
            <text:p>Noble15</text:p>
          </table:table-cell>
          <table:table-cell/>
        </table:table-row>
        <table:table-row table:style-name="ro1">
          <table:table-cell table:style-name="ce4" office:value-type="string" calcext:value-type="string">
            <text:p>King’s Ward</text:p>
          </table:table-cell>
          <table:table-cell table:formula="of:=[.J29]" office:value-type="string" office:string-value="Ruvaedien" calcext:value-type="string">
            <text:p>Ruvaedien</text:p>
          </table:table-cell>
          <table:table-cell table:number-columns-repeated="7"/>
          <table:table-cell office:value-type="string" calcext:value-type="string">
            <text:p>Melkert Turneose</text:p>
          </table:table-cell>
          <table:table-cell/>
        </table:table-row>
        <table:table-row table:style-name="ro1">
          <table:table-cell table:style-name="ce4" office:value-type="string" calcext:value-type="string">
            <text:p>Queen’s Ward</text:p>
          </table:table-cell>
          <table:table-cell table:number-columns-repeated="2" office:value-type="string" calcext:value-type="string">
            <text:p>NULL</text:p>
          </table:table-cell>
          <table:table-cell table:formula="of:=[.J30]" office:value-type="string" office:string-value="Nalidai" calcext:value-type="string">
            <text:p>Nalidai</text:p>
          </table:table-cell>
          <table:table-cell office:value-type="string" calcext:value-type="string">
            <text:p>Path A Change chapter 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Faith Keeper</text:p>
          </table:table-cell>
          <table:table-cell table:formula="of:=[.J9]" office:value-type="string" office:string-value="Monnirl Maaeir" calcext:value-type="string">
            <text:p>Monnirl Maaeir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rd Chancellor</text:p>
          </table:table-cell>
          <table:table-cell table:style-name="ce21" table:formula="of:=[.J25]" office:value-type="string" office:string-value="Solhatar Volus" calcext:value-type="string">
            <text:p>Solhatar Volus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Secret Keeper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hief Justiciar</text:p>
          </table:table-cell>
          <table:table-cell table:formula="of:=[.J18]" office:value-type="string" office:string-value="Severn Turneose" calcext:value-type="string">
            <text:p>Severn Turneose</text:p>
          </table:table-cell>
          <table:table-cell table:formula="of:=[.H3]" office:value-type="string" office:string-value="Vraesier" calcext:value-type="string">
            <text:p>Vraesi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nge chapter 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rime Minister</text:p>
          </table:table-cell>
          <table:table-cell table:style-name="ce21" table:formula="of:=[.J25]" office:value-type="string" office:string-value="Solhatar Volus" calcext:value-type="string">
            <text:p>Solhatar Volus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hief Architect</text:p>
          </table:table-cell>
          <table:table-cell table:style-name="ce21" table:formula="of:=[.J20]" office:value-type="string" office:string-value="Velmidas Lohes" calcext:value-type="string">
            <text:p>Velmidas Lohes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Lord Judge</text:p>
          </table:table-cell>
          <table:table-cell table:style-name="ce21" table:formula="of:=[.J21]" office:value-type="string" office:string-value="Kervos Lohes" calcext:value-type="string">
            <text:p>Kervos Lohes</text:p>
          </table:table-cell>
          <table:table-cell/>
          <table:table-cell table:formula="of:=[.J18]" office:value-type="string" office:string-value="Severn Turneose" calcext:value-type="string">
            <text:p>Severn Turneose</text:p>
          </table:table-cell>
          <table:table-cell office:value-type="string" calcext:value-type="string">
            <text:p>Path A Change chapter 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Lord Steward</text:p>
          </table:table-cell>
          <table:table-cell table:style-name="ce21" table:formula="of:=[.J26]" office:value-type="string" office:string-value="Elghest Lostrer" calcext:value-type="string">
            <text:p>Elghest Lostrer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hief Verderer</text:p>
          </table:table-cell>
          <table:table-cell table:style-name="ce21" table:formula="of:=[.J23]" office:value-type="string" office:string-value="Merlaros Vorehmus" calcext:value-type="string">
            <text:p>Merlaros Vorehmus</text:p>
          </table:table-cell>
          <table:table-cell office:value-type="string" calcext:value-type="string">
            <text:p>NULL</text:p>
          </table:table-cell>
          <table:table-cell table:formula="of:=[.H24]" office:value-type="string" office:string-value="Armina" calcext:value-type="string">
            <text:p>Armina</text:p>
          </table:table-cell>
          <table:table-cell office:value-type="string" calcext:value-type="string">
            <text:p>Change chapter 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Court Mage</text:p>
          </table:table-cell>
          <table:table-cell table:style-name="ce21" table:formula="of:=[.J32]" office:value-type="string" office:string-value="Noble15" calcext:value-type="string">
            <text:p>Noble15</text:p>
          </table:table-cell>
          <table:table-cell office:value-type="string" calcext:value-type="string">
            <text:p>NULL</text:p>
          </table:table-cell>
          <table:table-cell table:formula="of:=[.H47]" office:value-type="string" office:string-value="Little Girl" calcext:value-type="string">
            <text:p>Little Girl</text:p>
          </table:table-cell>
          <table:table-cell office:value-type="string" calcext:value-type="string">
            <text:p>Change chapter 4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aster of Hunt</text:p>
          </table:table-cell>
          <table:table-cell table:style-name="ce21" table:formula="of:=[.J24]" office:value-type="string" office:string-value="Viskes Lodehes" calcext:value-type="string">
            <text:p>Viskes Lodehes</text:p>
          </table:table-cell>
          <table:table-cell office:value-type="string" calcext:value-type="string">
            <text:p>NULL</text:p>
          </table:table-cell>
          <table:table-cell table:formula="of:=[.H23]" office:value-type="string" office:string-value="Adaqua" calcext:value-type="string">
            <text:p>Adaqua</text:p>
          </table:table-cell>
          <table:table-cell office:value-type="string" calcext:value-type="string">
            <text:p>Change chapter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ke of Dahun Banr</text:p>
          </table:table-cell>
          <table:table-cell table:formula="of:=[.J10]" office:value-type="string" office:string-value="Enshomair Aebaredy" calcext:value-type="string">
            <text:p>Enshomair Aebaredy</text:p>
          </table:table-cell>
          <table:table-cell table:number-columns-repeated="5"/>
          <table:table-cell office:value-type="string" calcext:value-type="string">
            <text:p>Little 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ke of Lakud Banr</text:p>
          </table:table-cell>
          <table:table-cell table:style-name="ce21" table:formula="of:=[.J21]" office:value-type="string" office:string-value="Kervos Lohes" calcext:value-type="string">
            <text:p>Kervos Lohes</text:p>
          </table:table-cell>
          <table:table-cell table:number-columns-repeated="5"/>
          <table:table-cell office:value-type="string" calcext:value-type="string">
            <text:p>Little Gi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ke of Eistol Kamr</text:p>
          </table:table-cell>
          <table:table-cell table:formula="of:=[.J14]" office:value-type="string" office:string-value="Serlon Masrtos" calcext:value-type="string">
            <text:p>Serlon Masr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ke of Morlir Kamr</text:p>
          </table:table-cell>
          <table:table-cell table:style-name="ce21" table:formula="of:=[.J25]" office:value-type="string" office:string-value="Solhatar Volus" calcext:value-type="string">
            <text:p>Solhatar Vol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Nalina</text:p>
          </table:table-cell>
          <table:table-cell table:formula="of:=[.J10]" office:value-type="string" office:string-value="Enshomair Aebaredy" calcext:value-type="string">
            <text:p>Enshomair Aebared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Empakin</text:p>
          </table:table-cell>
          <table:table-cell table:formula="of:=[.J14]" office:value-type="string" office:string-value="Serlon Masrtos" calcext:value-type="string">
            <text:p>Serlon Masr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Lasa</text:p>
          </table:table-cell>
          <table:table-cell table:style-name="ce21" table:formula="of:=[.J25]" office:value-type="string" office:string-value="Solhatar Volus" calcext:value-type="string">
            <text:p>Solhatar Vol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Kaladdor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Letle</text:p>
          </table:table-cell>
          <table:table-cell table:style-name="ce21" table:formula="of:=[.J24]" office:value-type="string" office:string-value="Viskes Lodehes" calcext:value-type="string">
            <text:p>Viskes Lode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Masenmone</text:p>
          </table:table-cell>
          <table:table-cell table:style-name="ce21" table:formula="of:=[.J21]" office:value-type="string" office:string-value="Kervos Lohes" calcext:value-type="string">
            <text:p>Kervos Lo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Lakudsue</text:p>
          </table:table-cell>
          <table:table-cell table:formula="of:=[.J20]" office:value-type="string" office:string-value="Velmidas Lohes" calcext:value-type="string">
            <text:p>Velmidas Lo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Ella Na Alud</text:p>
          </table:table-cell>
          <table:table-cell table:formula="of:=[.J23]" office:value-type="string" office:string-value="Merlaros Vorehmus" calcext:value-type="string">
            <text:p>Merlaros Vorehm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Emperte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Omin Ella</text:p>
          </table:table-cell>
          <table:table-cell table:style-name="ce21" table:formula="of:=[.J20]" office:value-type="string" office:string-value="Velmidas Lohes" calcext:value-type="string">
            <text:p>Velmidas Lo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Epsla Na Polad</text:p>
          </table:table-cell>
          <table:table-cell table:formula="of:=[.J15]" office:value-type="string" office:string-value="Luriel Masrtes" calcext:value-type="string">
            <text:p>Luriel Masr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Ella Na Lahl</text:p>
          </table:table-cell>
          <table:table-cell table:formula="of:=[.J18]" office:value-type="string" office:string-value="Severn Turneose" calcext:value-type="string">
            <text:p>Severn Turneo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Tuvine</text:p>
          </table:table-cell>
          <table:table-cell table:style-name="ce21" table:formula="of:=[.J26]" office:value-type="string" office:string-value="Elghest Lostrer" calcext:value-type="string">
            <text:p>Elghest Lostrer</text:p>
          </table:table-cell>
          <table:table-cell table:formula="of:=[.J33]" office:value-type="string" office:string-value="Melkert Turneose" calcext:value-type="string">
            <text:p>Melkert Turneo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th A Change before chapte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ne Guard</text:p>
          </table:table-cell>
          <table:table-cell table:style-name="ce21" table:formula="of:=[.J31]" office:value-type="string" office:string-value="Maelsen Lostrer" calcext:value-type="string">
            <text:p>Maelsen Lostr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ath A Change before chapter 3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Civil war scor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0" table:formula="of:=SUM([.H69:.H77])" office:value-type="float" office:value="70" calcext:value-type="float">
            <text:p>70</text:p>
          </table:table-cell>
          <table:table-cell table:style-name="ce30" table:formula="of:=SUM([.I69:.I77])" office:value-type="float" office:value="-55" calcext:value-type="float">
            <text:p>-55</text:p>
          </table:table-cell>
          <table:table-cell table:number-columns-repeated="2"/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6T17:19:47.623000000</dc:date>
    <meta:editing-duration>P8DT15H19M11S</meta:editing-duration>
    <meta:editing-cycles>129</meta:editing-cycles>
    <meta:generator>LibreOffice/7.3.4.2$Windows_X86_64 LibreOffice_project/728fec16bd5f605073805c3c9e7c4212a0120dc5</meta:generator>
    <meta:document-statistic meta:table-count="1" meta:cell-count="289" meta:object-count="0"/>
  </office:meta>
</office:document-meta>
</file>